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45c0" officeooo:paragraph-rsid="001445c0"/>
    </style:style>
    <style:style style:name="P2" style:family="paragraph" style:parent-style-name="Standard">
      <style:text-properties officeooo:rsid="00148f02" officeooo:paragraph-rsid="00148f02"/>
    </style:style>
    <style:style style:name="P3" style:family="paragraph" style:parent-style-name="Standard">
      <style:text-properties officeooo:rsid="00170f37" officeooo:paragraph-rsid="00170f37"/>
    </style:style>
    <style:style style:name="P4" style:family="paragraph" style:parent-style-name="Standard">
      <style:text-properties officeooo:rsid="0017300e" officeooo:paragraph-rsid="0017300e"/>
    </style:style>
    <style:style style:name="P5" style:family="paragraph" style:parent-style-name="Standard">
      <style:text-properties officeooo:rsid="00173f57" officeooo:paragraph-rsid="00173f57"/>
    </style:style>
    <style:style style:name="P6" style:family="paragraph" style:parent-style-name="Standard">
      <style:text-properties officeooo:rsid="0017cb4d" officeooo:paragraph-rsid="0017cb4d"/>
    </style:style>
    <style:style style:name="T1" style:family="text">
      <style:text-properties officeooo:rsid="00148f02"/>
    </style:style>
    <style:style style:name="T2" style:family="text">
      <style:text-properties officeooo:rsid="00170f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ndá Freire, Lorena</text:p>
      <text:p text:style-name="P1"/>
      <text:p text:style-name="P1">EJERCICIO 1 :</text:p>
      <text:p text:style-name="P1"/>
      <text:p text:style-name="P1">/<text:span text:style-name="T1">equipos/máquina/@nome</text:span></text:p>
      <text:p text:style-name="P1"/>
      <text:p text:style-name="P2">EJERCICIO 2:</text:p>
      <text:p text:style-name="P2"/>
      <text:p text:style-name="P2">/<text:span text:style-name="T2">equipos/máquina/hardware</text:span></text:p>
      <text:p text:style-name="P2"/>
      <text:p text:style-name="P3">EJERCICIO 3:<text:line-break/></text:p>
      <text:p text:style-name="P3">/equipos/máquina/config</text:p>
      <text:p text:style-name="P3"/>
      <text:p text:style-name="P4">EJERCICIO 4:</text:p>
      <text:p text:style-name="P4"/>
      <text:p text:style-name="P4">//fabricante</text:p>
      <text:p text:style-name="P4"/>
      <text:p text:style-name="P5">EJERCICIO 5:</text:p>
      <text:p text:style-name="P5"/>
      <text:p text:style-name="P5">//disco</text:p>
      <text:p text:style-name="P5"/>
      <text:p text:style-name="P5">EJERCICIO 6:</text:p>
      <text:p text:style-name="P5"/>
      <text:p text:style-name="P5">//IP</text:p>
      <text:p text:style-name="P5"/>
      <text:p text:style-name="P6">EJERCICIO 7:</text:p>
      <text:p text:style-name="P6"/>
      <text:p text:style-name="P6">/equipos/máquina/@nome</text:p>
      <text:p text:style-name="P6"/>
      <text:p text:style-name="P6">EJERCICIO 8:</text:p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8:42:35.574000000</meta:creation-date>
    <meta:generator>LibreOffice/7.4.6.2$Windows_X86_64 LibreOffice_project/5b1f5509c2decdade7fda905e3e1429a67acd63d</meta:generator>
    <dc:date>2023-12-18T19:33:07.728000000</dc:date>
    <meta:editing-duration>PT31M13S</meta:editing-duration>
    <meta:editing-cycles>4</meta:editing-cycles>
    <meta:document-statistic meta:table-count="0" meta:image-count="0" meta:object-count="0" meta:page-count="1" meta:paragraph-count="16" meta:word-count="27" meta:character-count="233" meta:non-whitespace-character-count="221"/>
  </office:meta>
</office:document-meta>
</file>